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1.307cm" fo:min-width="11.819cm"/>
      <style:paragraph-properties style:writing-mode="lr-tb"/>
    </style:style>
    <style:style style:name="gr2" style:family="graphic" style:parent-style-name="standard">
      <style:graphic-properties draw:fill-color="#81d41a" draw:textarea-horizontal-align="justify" draw:textarea-vertical-align="middle" draw:auto-grow-height="false" fo:min-height="2.036cm" fo:min-width="10.168cm"/>
      <style:paragraph-properties style:writing-mode="lr-tb"/>
    </style:style>
    <style:style style:name="gr3" style:family="graphic" style:parent-style-name="standard">
      <style:graphic-properties draw:fill-color="#81d41a" draw:textarea-horizontal-align="justify" draw:textarea-vertical-align="middle" draw:auto-grow-height="false" fo:min-height="7.243cm" fo:min-width="10.168cm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9.91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top" draw:auto-grow-height="false" fo:min-height="19.816cm" fo:min-width="16.264cm"/>
      <style:paragraph-properties style:writing-mode="lr-tb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 fo:min-height="8.64cm" fo:min-width="9.914cm"/>
      <style:paragraph-properties style:writing-mode="lr-tb"/>
    </style:style>
    <style:style style:name="gr7" style:family="graphic" style:parent-style-name="standard">
      <style:graphic-properties draw:fill-color="#81d41a" draw:textarea-horizontal-align="justify" draw:textarea-vertical-align="middle" draw:auto-grow-height="false" fo:min-height="1.29cm" fo:min-width="11.311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-color="#81d41a"/>
      <style:paragraph-properties fo:text-align="center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-color="#cccccc"/>
      <style:paragraph-properties fo:text-align="start"/>
    </style:style>
    <style:style style:name="P6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2.319cm" svg:height="11.557cm" svg:x="-18.812cm" svg:y="-5.731cm">
          <text:p text:style-name="P1">packitso.jso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668cm" svg:height="2.286cm" svg:x="-18.558cm" svg:y="-4.588cm">
          <text:p text:style-name="P2">“packitso”:</text:p>
          <text:p text:style-name="P2">name ,ver, desc, author, otdm.deps,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668cm" svg:height="7.493cm" svg:x="-18.558cm" svg:y="-2.0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414cm" svg:height="0.762cm" svg:x="-18.431cm" svg:y="-1.794cm">
          <text:p text:style-name="P4">extArgs <text:s/>keyWord ident <text:s/>oFile <text:s/>(identKey identUid)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414cm" svg:height="0.762cm" svg:x="-18.431cm" svg:y="0.206cm">
          <text:p text:style-name="P4">extArgs <text:s/>keyWord ident <text:s/>oFile <text:s/>(identKey identUid)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414cm" svg:height="0.762cm" svg:x="-18.431cm" svg:y="-0.794cm">
          <text:p text:style-name="P4">extArgs <text:s/>keyWord ident <text:s/>oFile <text:s/>(identKey identUid)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16.764cm" svg:height="20.066cm" svg:x="-2.175cm" svg:y="-4.588cm">
          <text:p text:style-name="P1">DEBIANIZE….</text:p>
          <draw:enhanced-geometry svg:viewBox="0 0 21600 21600" draw:type="rectangle" draw:enhanced-path="M 0 0 L 21600 0 21600 21600 0 21600 0 0 Z N"/>
        </draw:custom-shape>
        <draw:custom-shape draw:style-name="gr6" draw:text-style-name="P5" xml:id="id4" draw:id="id4" draw:layer="layout" svg:width="10.414cm" svg:height="8.89cm" svg:x="22.463cm" svg:y="-0.778cm">
          <text:p text:style-name="P1"># Directory</text:p>
          <text:p text:style-name="P1"/>
          <text:p text:style-name="P1">result is a directory </text:p>
          <text:p text:style-name="P1"/>
          <text:p text:style-name="P1">OTDEVROOT/otdmp-…</text:p>
          <text:p text:style-name="P1"><text:tab/>data/dat.../.otdm/p-…</text:p>
          <text:p text:style-name="P1"><text:tab/>DEBIAN/..</text:p>
          <draw:enhanced-geometry svg:viewBox="0 0 21600 21600" draw:type="rectangle" draw:enhanced-path="M 0 0 L 21600 0 21600 21600 0 21600 0 0 Z N"/>
        </draw:custom-shape>
        <draw:custom-shape draw:style-name="gr7" draw:text-style-name="P3" xml:id="id3" draw:id="id3" draw:layer="layout" svg:width="11.811cm" svg:height="1.54cm" svg:x="-0.651cm" svg:y="-2.572cm">
          <text:p text:style-name="P2">Building DEBIAN/controls, others ...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curve" draw:line-skew="1.788cm 0.635cm -3.946cm" svg:x1="-12.653cm" svg:y1="5.826cm" svg:x2="6.207cm" svg:y2="-4.588cm" draw:start-shape="id1" draw:start-glue-point="2" draw:end-shape="id2" draw:end-glue-point="0" svg:d="M-12653 5826c0 3432 8954 2289 8954-6286s9906-10798 9906-4128" svg:viewBox="0 0 18861 16115">
          <text:p/>
        </draw:connector>
        <draw:connector draw:style-name="gr8" draw:text-style-name="P6" draw:layer="layout" draw:type="curve" draw:line-skew="1.39cm" svg:x1="6.207cm" svg:y1="-4.588cm" svg:x2="5.254cm" svg:y2="-2.572cm" draw:start-shape="id2" draw:start-glue-point="0" draw:end-shape="id3" draw:end-glue-point="0" svg:d="M6207-4588c0 1333-953 326-953 2016" svg:viewBox="0 0 954 2017">
          <text:p/>
        </draw:connector>
        <draw:connector draw:style-name="gr8" draw:text-style-name="P6" draw:layer="layout" draw:type="curve" draw:line-skew="2.803cm -0.127cm -2.295cm" svg:x1="6.207cm" svg:y1="15.478cm" svg:x2="27.67cm" svg:y2="-0.778cm" draw:start-shape="id2" draw:start-glue-point="2" draw:end-shape="id4" draw:end-glue-point="0" svg:d="M6207 15478c0 4956 12192 3304 12192-7874s9271-12576 9271-8382" svg:viewBox="0 0 21464 2108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7T10:41:16.319775901</meta:creation-date>
    <meta:generator>LibreOffice/6.4.7.2$Linux_X86_64 LibreOffice_project/40$Build-2</meta:generator>
    <dc:date>2023-02-27T16:01:47.341005413</dc:date>
    <meta:editing-duration>PT15M40S</meta:editing-duration>
    <meta:editing-cycles>6</meta:editing-cycles>
    <meta:document-statistic meta:object-count="12"/>
  </office:meta>
</office:document-meta>
</file>